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elvetica Neue" svg:font-family="'Helvetica Neue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129.59mm"/>
    </style:style>
    <style:style style:name="co3" style:family="table-column">
      <style:table-column-properties fo:break-before="auto" style:column-width="29.2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ta1" style:family="table" style:master-page-name="PageStyle_5f_WGBS">
      <style:table-properties table:display="true" style:writing-mode="lr-tb"/>
    </style:style>
    <style:style style:name="ta2" style:family="table" style:master-page-name="PageStyle_5f_RNA-Seq">
      <style:table-properties table:display="true" style:writing-mode="lr-tb"/>
    </style:style>
    <style:style style:name="ta3" style:family="table" style:master-page-name="PageStyle_5f_ChIP-Seq">
      <style:table-properties table:display="true" style:writing-mode="lr-tb"/>
    </style:style>
    <style:style style:name="ce75" style:family="table-cell" style:parent-style-name="Default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_20_1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font-name="Calibri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_20_1">
      <style:table-cell-properties style:text-align-source="value-type" style:repeat-content="false" fo:wrap-option="no-wrap"/>
      <style:paragraph-properties fo:margin-left="0mm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_20_1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_20_1" style:data-style-name="N0">
      <style:table-cell-properties fo:background-color="#72bf4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_20_1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8" style:family="table-cell" style:parent-style-name="Default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0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Calibri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fo:background-color="#f37b70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fo:background-color="#f37b7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f8aa97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8aa97"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8aa97"/>
    </style:style>
    <style:style style:name="ce93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8aa97"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72bf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72bf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Helvetica Neue" fo:font-size="28pt" fo:font-style="normal" fo:text-shadow="none" style:text-underline-style="none" fo:font-weight="normal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Calibri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Calibri" fo:font-size="12pt" style:font-size-asian="12pt" style:font-size-complex="12pt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Calibri" fo:font-size="12pt" style:font-size-asian="12pt" style:font-size-complex="12pt"/>
    </style:style>
    <style:style style:name="ce102" style:family="table-cell" style:parent-style-name="Default">
      <style:table-cell-properties fo:wrap-option="no-wrap"/>
      <style:text-properties style:text-outline="false" style:text-line-through-style="none" style:text-line-through-type="none" style:font-name="Calibri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value-type" style:repeat-content="false" fo:wrap-option="no-wrap"/>
      <style:paragraph-properties fo:margin-left="0mm"/>
      <style:text-properties style:text-outline="false" style:text-line-through-style="none" style:text-line-through-type="none" style:font-name="Calibri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Calibri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87d1d1"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00"/>
      <style:text-properties style:font-name="Calibri" fo:font-size="12pt" style:font-size-asian="12pt" style:font-size-complex="12pt"/>
    </style:style>
    <style:style style:name="ce109" style:family="table-cell" style:parent-style-name="Default">
      <style:table-cell-properties fo:background-color="#72bf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Calibri" fo:font-size="12pt" style:font-size-asian="12pt" style:font-size-complex="12pt"/>
    </style:style>
    <style:style style:name="ce110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00" style:rotation-align="none"/>
      <style:text-properties fo:color="#ff00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GBS" table:style-name="ta1">
        <office:forms form:automatic-focus="false" form:apply-design-mode="false"/>
        <table:table-column table:style-name="co1" table:default-cell-style-name="ce76"/>
        <table:table-column table:style-name="co2" table:default-cell-style-name="ce76"/>
        <table:table-column table:style-name="co3" table:default-cell-style-name="ce88"/>
        <table:table-column table:style-name="co3" table:number-columns-repeated="1019" table:default-cell-style-name="Default"/>
        <table:table-row table:style-name="ro1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property</text:p>
          </table:table-cell>
          <table:table-cell table:style-name="ce78" office:value-type="string" calcext:value-type="string">
            <text:p>MarieMichelle's info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periment_type</text:p>
          </table:table-cell>
          <table:table-cell table:style-name="ce79" office:value-type="string" calcext:value-type="string">
            <text:p>DNA Methyl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riment_ontology_uri</text:p>
          </table:table-cell>
          <table:table-cell table:style-name="ce80" office:value-type="string" calcext:value-type="string">
            <text:p>http://purl.obolibrary.org/obo/OBI_000186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raction_protocol</text:p>
          </table:table-cell>
          <table:table-cell table:style-name="ce81" office:value-type="string" calcext:value-type="string">
            <text:p>DNeasy Blood &amp; Tissue Kit (Qiagen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traction_protocol_type_of_sonicator</text:p>
          </table:table-cell>
          <table:table-cell table:style-name="ce81" office:value-type="string" calcext:value-type="string">
            <text:p>E2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extraction_protocol_sonication_cycles</text:p>
          </table:table-cell>
          <table:table-cell table:style-name="ce82" office:value-type="string" calcext:value-type="string">
            <text:p>Duty Cycle 20%, Intensity 75 W, Cycles per Burst 1000, Duration 49 sec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a_preparation_initial_dna_qnty</text:p>
          </table:table-cell>
          <table:table-cell table:style-name="ce83" office:value-type="string" calcext:value-type="string">
            <text:p>1500 ng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a_preparation_fragment_size_range</text:p>
          </table:table-cell>
          <table:table-cell table:style-name="ce81" office:value-type="string" calcext:value-type="string">
            <text:p>300 bp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7" office:value-type="string" calcext:value-type="string">
            <text:p>dna_preparation_adaptor_sequence</text:p>
          </table:table-cell>
          <table:table-cell table:style-name="ce84" office:value-type="string" calcext:value-type="string">
            <text:p>AGATCGGAAGAGCACACGTCTGAACTCCAGTC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7" office:value-type="string" calcext:value-type="string">
            <text:p>dna_preparation_adaptor_ligation_protocol</text:p>
          </table:table-cell>
          <table:table-cell table:style-name="ce84" office:value-type="string" calcext:value-type="string">
            <text:p>NxSeq AmpFREE Low DNA libary (Lucigen)</text:p>
          </table:table-cell>
          <table:table-cell table:number-columns-repeated="2"/>
          <table:table-cell table:style-name="ce91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7" office:value-type="string" calcext:value-type="string">
            <text:p>dna_preparation_post-ligation_fragment_size_selection</text:p>
          </table:table-cell>
          <table:table-cell table:style-name="ce84" office:value-type="string" calcext:value-type="string">
            <text:p>300-1000 bp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sulfite_conversion_protocol</text:p>
          </table:table-cell>
          <table:table-cell table:style-name="ce81" office:value-type="string" calcext:value-type="string">
            <text:p>EZ-DNA Methylation Gold kit (Zymo Research)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7" office:value-type="string" calcext:value-type="string">
            <text:p>bisulfite_conversion_percent</text:p>
          </table:table-cell>
          <table:table-cell table:style-name="ce85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7" office:value-type="string" calcext:value-type="string">
            <text:p>library_generation_pcr_template_conc</text:p>
          </table:table-cell>
          <table:table-cell table:style-name="ce86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brary_generation_pcr_polymerase_type</text:p>
          </table:table-cell>
          <table:table-cell table:style-name="ce81" office:value-type="string" calcext:value-type="string">
            <text:p>KAPA HiFi HotStart Uracil+Polymerase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brary_generation_pcr_thermocycling_program</text:p>
          </table:table-cell>
          <table:table-cell table:style-name="ce81" office:value-type="string" calcext:value-type="string">
            <text:p>2min @ 95C-&gt; (30sec @ 98C -&gt; 30sec @ 60C -&gt; 4min @72C) x 9 cycles -&gt; 10min @ 72C -&gt; keep @ 4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brary_generation_pcr_number_cycles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brary_generation_pcr_f_primer_sequence</text:p>
          </table:table-cell>
          <table:table-cell table:style-name="ce81" office:value-type="string" calcext:value-type="string">
            <text:p>AAT GAT ACG GCG ACC ACC GAG A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brary_generation_pcr_r_primer_sequence</text:p>
          </table:table-cell>
          <table:table-cell table:style-name="ce81" office:value-type="string" calcext:value-type="string">
            <text:p>CAA GCA GAA GAC GGC ATA CGA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brary_generation_pcr_primer_conc</text:p>
          </table:table-cell>
          <table:table-cell table:style-name="ce83" office:value-type="string" calcext:value-type="string">
            <text:p>5 uM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brary_generation_pcr_product_isolation_protocol</text:p>
          </table:table-cell>
          <table:table-cell table:style-name="ce83" office:value-type="string" calcext:value-type="string">
            <text:p>Ampure 0.8X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traction_protocol_mrna_enrichment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xtraction_protocol_fragmentation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rna_preparation_fragment_size_range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na_preparation_5'_rna_adapter_sequence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na_preparation_3'_rna_adapter_sequence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na_preparation_reverse_transcription_primer_sequence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na_preparation_5'_dephosphorylation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na_preparation_5'_phosphorylation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na_preparation_3'_rna adapter_ligation_protocol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na_preparation_5'_rna_adapter_ligation_protocol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mplate_type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plified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eparation_initial_mrna_qnty</text:p>
          </table:table-cell>
          <table:table-cell table:style-name="ce83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7" office:value-type="string" calcext:value-type="string">
            <text:p>preparation_reverse_transcription_protocol</text:p>
          </table:table-cell>
          <table:table-cell table:style-name="ce86"/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paration_pcr_number_cycles</text:p>
          </table:table-cell>
          <table:table-cell table:style-name="ce87"/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brary_generation_protocol</text:p>
          </table:table-cell>
          <table:table-cell table:style-name="ce81" office:value-type="string" calcext:value-type="string">
            <text:p>NxSeq AmpFREE Low DNA libary (Lucigen)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ibrary_generation_fragmentation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brary_generation_fragment_size_range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brary_generation_3'_adapter_sequence</text:p>
          </table:table-cell>
          <table:table-cell table:style-name="ce89"/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brary_generation_5'_adapter_sequence</text:p>
          </table:table-cell>
          <table:table-cell table:style-name="ce89"/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traction_protocol_smrna_enrichment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mrna_preparation_initial_smrna_qnty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na_preparation_reverse_transcription_protocol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eriment_ontology_uris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ip_protocol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ip_protocol_chromatin_amount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ip_protocol_bead_typ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p_protocol_bead_amount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p_protocol_antibody_amount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p_antibody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ip_antibody_provider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ip_antibody_catalog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p_antibody_lot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ip_protocol_crosslink_tim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lecule</text:p>
          </table:table-cell>
          <table:table-cell table:style-name="ce84" office:value-type="string" calcext:value-type="string">
            <text:p>genomic DNA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brary_strategy</text:p>
          </table:table-cell>
          <table:table-cell table:style-name="ce84" office:value-type="string" calcext:value-type="string">
            <text:p>Bisulfite-Seq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7" office:value-type="string" calcext:value-type="string">
            <text:p>molecule_ontology_curie</text:p>
          </table:table-cell>
          <table:table-cell table:style-name="ce90" office:value-type="string" calcext:value-type="string">
            <text:p>SO:000099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7" office:value-type="string" calcext:value-type="string">
            <text:p>overconversion_control_genome</text:p>
          </table:table-cell>
          <table:table-cell table:style-name="ce85" office:value-type="string" calcext:value-type="string">
            <text:p>None</text:p>
          </table:table-cell>
          <table:table-cell table:number-columns-repeated="1019"/>
        </table:table-row>
        <table:table-row table:style-name="ro1" table:number-rows-repeated="12">
          <table:table-cell table:number-columns-repeated="2"/>
          <table:table-cell table:style-name="ce83"/>
          <table:table-cell table:number-columns-repeated="1019"/>
        </table:table-row>
        <table:table-row table:style-name="ro1" table:number-rows-repeated="104850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NA-Seq" table:style-name="ta2">
        <office:forms form:automatic-focus="false" form:apply-design-mode="false"/>
        <table:table-column table:style-name="co1" table:default-cell-style-name="ce76"/>
        <table:table-column table:style-name="co2" table:default-cell-style-name="ce76"/>
        <table:table-column table:style-name="co3" table:number-columns-repeated="1020" table:default-cell-style-name="Default"/>
        <table:table-row table:style-name="ro1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property</text:p>
          </table:table-cell>
          <table:table-cell table:style-name="ce78" office:value-type="string" calcext:value-type="string">
            <text:p>MarieMichelle's info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periment_type</text:p>
          </table:table-cell>
          <table:table-cell table:style-name="ce91" office:value-type="string" calcext:value-type="string">
            <text:p>RNA-Seq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riment_ontology_uri</text:p>
          </table:table-cell>
          <table:table-cell office:value-type="string" calcext:value-type="string">
            <text:p>http://purl.obolibrary.org/obo/OBI_000127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extraction_protocol</text:p>
          </table:table-cell>
          <table:table-cell table:style-name="ce19" office:value-type="string" calcext:value-type="string">
            <text:p>miRNeasy Mini Kit (Qiagen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traction_protocol_type_of_sonicator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raction_protocol_sonication_cycles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a_preparation_initial_dna_qnty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a_preparation_fragment_size_range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a_preparation_adaptor_sequence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a_preparation_adaptor_ligation_protocol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a_preparation_post-ligation_fragment_size_selection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sulfite_conversion_protocol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sulfite_conversion_percent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7" office:value-type="string" calcext:value-type="string">
            <text:p>library_generation_pcr_template_conc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7" office:value-type="string" calcext:value-type="string">
            <text:p>library_generation_pcr_polymerase_type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7" office:value-type="string" calcext:value-type="string">
            <text:p>library_generation_pcr_thermocycling_program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7" office:value-type="string" calcext:value-type="string">
            <text:p>library_generation_pcr_number_cycles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7" office:value-type="string" calcext:value-type="string">
            <text:p>library_generation_pcr_f_primer_sequence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7" office:value-type="string" calcext:value-type="string">
            <text:p>library_generation_pcr_r_primer_sequence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7" office:value-type="string" calcext:value-type="string">
            <text:p>library_generation_pcr_primer_conc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7" office:value-type="string" calcext:value-type="string">
            <text:p>library_generation_pcr_product_isolation_protocol</text:p>
          </table:table-cell>
          <table:table-cell table:style-name="ce92"/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xtraction_protocol_mrna_enrichment</text:p>
          </table:table-cell>
          <table:table-cell table:style-name="ce21"/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7" office:value-type="string" calcext:value-type="string">
            <text:p>extraction_protocol_fragmentation</text:p>
          </table:table-cell>
          <table:table-cell table:style-name="ce22" office:value-type="string" calcext:value-type="string">
            <text:p>94°C for 8 minutes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rna_preparation_fragment_size_range</text:p>
          </table:table-cell>
          <table:table-cell table:style-name="ce91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7" office:value-type="string" calcext:value-type="string">
            <text:p>rna_preparation_5'_rna_adapter_sequence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7" office:value-type="string" calcext:value-type="string">
            <text:p>rna_preparation_3'_rna_adapter_sequence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rna_preparation_reverse_transcription_primer_sequence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7" office:value-type="string" calcext:value-type="string">
            <text:p>rna_preparation_5'_dephosphorylation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7" office:value-type="string" calcext:value-type="string">
            <text:p>rna_preparation_5'_phosphorylation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7" office:value-type="string" calcext:value-type="string">
            <text:p>rna_preparation_3'_rna adapter_ligation_protocol</text:p>
          </table:table-cell>
          <table:table-cell table:style-name="ce23" office:value-type="string" calcext:value-type="string">
            <text:p>30°C for 10 minutes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7" office:value-type="string" calcext:value-type="string">
            <text:p>rna_preparation_5'_rna_adapter_ligation_protocol</text:p>
          </table:table-cell>
          <table:table-cell table:style-name="ce23" office:value-type="string" calcext:value-type="string">
            <text:p>30°C for 10 minutes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7" office:value-type="string" calcext:value-type="string">
            <text:p>template_type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7" office:value-type="string" calcext:value-type="string">
            <text:p>amplified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eparation_initial_mrna_qnty</text:p>
          </table:table-cell>
          <table:table-cell table:style-name="ce24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eparation_reverse_transcription_protocol</text:p>
          </table:table-cell>
          <table:table-cell table:style-name="ce91" office:value-type="string" calcext:value-type="string">
            <text:p>Enzyme : SuperScript II Reverse Transcriptase (Illumina)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paration_pcr_number_cycles</text:p>
          </table:table-cell>
          <table:table-cell table:style-name="ce9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brary_generation_protocol</text:p>
          </table:table-cell>
          <table:table-cell table:style-name="ce81" office:value-type="string" calcext:value-type="string">
            <text:p>Truseq Stranded RNA Core LP (Illumina)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7" office:value-type="string" calcext:value-type="string">
            <text:p>library_generation_fragmentation</text:p>
          </table:table-cell>
          <table:table-cell table:style-name="ce92"/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brary_generation_fragment_size_range</text:p>
          </table:table-cell>
          <table:table-cell table:style-name="ce91" office:value-type="string" calcext:value-type="string">
            <text:p>260 bp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brary_generation_3'_adapter_sequence</text:p>
          </table:table-cell>
          <table:table-cell table:style-name="ce81" office:value-type="string" calcext:value-type="string">
            <text:p>AAT GAT ACG GCG ACC ACC GAG A 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brary_generation_5'_adapter_sequence</text:p>
          </table:table-cell>
          <table:table-cell table:style-name="ce81" office:value-type="string" calcext:value-type="string">
            <text:p>CAA GCA GAA GAC GGC ATA CGA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traction_protocol_smrna_enrichment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mrna_preparation_initial_smrna_qnty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na_preparation_reverse_transcription_protocol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eriment_ontology_uris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ip_protocol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ip_protocol_chromatin_amount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ip_protocol_bead_typ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p_protocol_bead_amount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p_protocol_antibody_amount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p_antibody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ip_antibody_provider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ip_antibody_catalog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p_antibody_lot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ip_protocol_crosslink_tim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lecule</text:p>
          </table:table-cell>
          <table:table-cell table:style-name="ce93" office:value-type="string" calcext:value-type="string">
            <text:p>total RNA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brary_strategy</text:p>
          </table:table-cell>
          <table:table-cell table:style-name="ce93" office:value-type="string" calcext:value-type="string">
            <text:p>RNA-Seq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7" office:value-type="string" calcext:value-type="string">
            <text:p>molecule_ontology_curie</text:p>
          </table:table-cell>
          <table:table-cell table:style-name="ce26" office:value-type="string" calcext:value-type="string">
            <text:p>SO:0000356</text:p>
          </table:table-cell>
          <table:table-cell table:style-name="ce30" office:value-type="string" calcext:value-type="string">
            <text:p>Suppose this is the best ontology for <text:a xlink:href="http://www.sequenceontology.org/" xlink:type="simple">http://www.sequenceontology.org</text:a> for total RNA.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7" office:value-type="string" calcext:value-type="string">
            <text:p>extraction_protocol_rna_enrichment</text:p>
          </table:table-cell>
          <table:table-cell table:style-name="ce95" office:value-type="string" calcext:value-type="string">
            <text:p>miRNeasy Mini Kit (Qiagen)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rna_preparation_fragment_size_range</text:p>
          </table:table-cell>
          <table:table-cell table:style-name="ce96"/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7" office:value-type="string" calcext:value-type="string">
            <text:p>preparation_initial_rna_qnty</text:p>
          </table:table-cell>
          <table:table-cell table:style-name="ce97" office:value-type="string" calcext:value-type="string">
            <text:p>500 ng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IP-Seq" table:style-name="ta3">
        <office:forms form:automatic-focus="false" form:apply-design-mode="false"/>
        <table:table-column table:style-name="co1" table:default-cell-style-name="ce76"/>
        <table:table-column table:style-name="co2" table:default-cell-style-name="ce76"/>
        <table:table-column table:style-name="co3" table:number-columns-repeated="1020" table:default-cell-style-name="ce80"/>
        <table:table-column table:style-name="co3" table:number-columns-repeated="2" table:default-cell-style-name="Default"/>
        <table:table-row table:style-name="ro1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property</text:p>
          </table:table-cell>
          <table:table-cell table:style-name="ce78" office:value-type="string" calcext:value-type="string">
            <text:p>MarieMichelle's inf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periment_type</text:p>
          </table:table-cell>
          <table:table-cell table:style-name="ce104" office:value-type="string" calcext:value-type="string">
            <text:p>Histone H3K27ac</text:p>
          </table:table-cell>
          <table:table-cell table:style-name="ce104" office:value-type="string" calcext:value-type="string">
            <text:p>Histone H3K4me3</text:p>
          </table:table-cell>
          <table:table-cell table:style-name="ce104" office:value-type="string" calcext:value-type="string">
            <text:p>Histone H3K4me1</text:p>
          </table:table-cell>
          <table:table-cell table:style-name="ce104" office:value-type="string" calcext:value-type="string">
            <text:p>Histone H3K27me3</text:p>
          </table:table-cell>
          <table:table-cell table:style-name="ce104" office:value-type="string" calcext:value-type="string">
            <text:p>Histone H3K36me3</text:p>
          </table:table-cell>
          <table:table-cell table:style-name="ce104" office:value-type="string" calcext:value-type="string">
            <text:p>Histone H3K9me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riment_ontology_uri</text:p>
          </table:table-cell>
          <table:table-cell table:number-columns-repeated="6" office:value-type="string" calcext:value-type="string">
            <text:p>http://purl.obolibrary.org/obo/OBI_00018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extraction_protocol</text:p>
          </table:table-cell>
          <table:table-cell table:number-columns-repeated="6" table:style-name="ce19" office:value-type="string" calcext:value-type="string">
            <text:p>Auto Chipmentation Kit for Histones (Diagenode)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7" office:value-type="string" calcext:value-type="string">
            <text:p>extraction_protocol_type_of_sonicator</text:p>
          </table:table-cell>
          <table:table-cell table:number-columns-repeated="6" table:style-name="ce33" office:value-type="string" calcext:value-type="string">
            <text:p>Bioruptor 30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extraction_protocol_sonication_cycles</text:p>
          </table:table-cell>
          <table:table-cell table:number-columns-repeated="6" table:style-name="ce106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a_preparation_initial_dna_qnty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a_preparation_fragment_size_rang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a_preparation_adapto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a_preparation_adaptor_ligat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a_preparation_post-ligation_fragment_size_selection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sulfite_convers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sulfite_conversion_percent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brary_generation_pcr_template_conc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brary_generation_pcr_polymerase_typ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brary_generation_pcr_thermocycling_program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brary_generation_pcr_number_cycles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brary_generation_pcr_f_prime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brary_generation_pcr_r_prime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brary_generation_pcr_primer_conc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brary_generation_pcr_product_isolat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traction_protocol_mrna_enrichment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xtraction_protocol_fragmentation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rna_preparation_fragment_size_rang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na_preparation_5'_rna_adapte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na_preparation_3'_rna_adapte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na_preparation_reverse_transcription_prime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na_preparation_5'_dephosphorylation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na_preparation_5'_phosphorylation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na_preparation_3'_rna adapter_ligat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na_preparation_5'_rna_adapter_ligat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mplate_typ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plified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eparation_initial_mrna_qnty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eparation_reverse_transcript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paration_pcr_number_cycles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brary_generat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ibrary_generation_fragmentation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7" office:value-type="string" calcext:value-type="string">
            <text:p>library_generation_fragment_size_range</text:p>
          </table:table-cell>
          <table:table-cell table:number-columns-repeated="6" table:style-name="ce106" office:value-type="string" calcext:value-type="string">
            <text:p>300bp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brary_generation_3'_adapte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brary_generation_5'_adapter_sequence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traction_protocol_smrna_enrichment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mrna_preparation_initial_smrna_qnty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na_preparation_reverse_transcription_protocol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eriment_ontology_uris</text:p>
          </table:table-cell>
          <table:table-cell table:style-name="ce100" table:number-columns-repeated="6"/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ip_protocol</text:p>
          </table:table-cell>
          <table:table-cell table:number-columns-repeated="6" table:style-name="ce100" office:value-type="string" calcext:value-type="string">
            <text:p>Auto Chipmentation Kit for Histones (Diagenode)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ip_protocol_chromatin_amount</text:p>
          </table:table-cell>
          <table:table-cell table:number-columns-repeated="2" table:style-name="ce100" office:value-type="string" calcext:value-type="string">
            <text:p>370 ng</text:p>
          </table:table-cell>
          <table:table-cell table:number-columns-repeated="4" table:style-name="ce100" office:value-type="string" calcext:value-type="string">
            <text:p>1111 ng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ip_protocol_bead_type</text:p>
          </table:table-cell>
          <table:table-cell table:number-columns-repeated="4" table:style-name="ce100" office:value-type="string" calcext:value-type="string">
            <text:p>Dynabeads ProtA (ThermoFisher)</text:p>
          </table:table-cell>
          <table:table-cell table:style-name="ce100" office:value-type="string" calcext:value-type="string">
            <text:p>Dynabeads M-280 Sheep Anti-Mouse IgG (ThermoFisher)</text:p>
          </table:table-cell>
          <table:table-cell table:style-name="ce100" office:value-type="string" calcext:value-type="string">
            <text:p>Dynabeads ProtA (ThermoFisher)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p_protocol_bead_amount</text:p>
          </table:table-cell>
          <table:table-cell table:style-name="ce107" office:value-type="string" calcext:value-type="string">
            <text:p>30 uL</text:p>
          </table:table-cell>
          <table:table-cell table:style-name="ce101" office:value-type="string" calcext:value-type="string">
            <text:p>25 uL</text:p>
          </table:table-cell>
          <table:table-cell table:style-name="ce101" office:value-type="string" calcext:value-type="string">
            <text:p>20 uL</text:p>
          </table:table-cell>
          <table:table-cell table:style-name="ce101" office:value-type="string" calcext:value-type="string">
            <text:p>25 uL </text:p>
          </table:table-cell>
          <table:table-cell table:style-name="ce101" office:value-type="string" calcext:value-type="string">
            <text:p>30 uL</text:p>
          </table:table-cell>
          <table:table-cell table:style-name="ce101" office:value-type="string" calcext:value-type="string">
            <text:p>20 uL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p_protocol_antibody_amount</text:p>
          </table:table-cell>
          <table:table-cell table:style-name="ce100" office:value-type="string" calcext:value-type="string">
            <text:p>1 ng</text:p>
          </table:table-cell>
          <table:table-cell table:style-name="ce101" office:value-type="string" calcext:value-type="string">
            <text:p>1 ng</text:p>
          </table:table-cell>
          <table:table-cell table:style-name="ce101" office:value-type="string" calcext:value-type="string">
            <text:p>1.7 ng</text:p>
          </table:table-cell>
          <table:table-cell table:style-name="ce101" office:value-type="string" calcext:value-type="string">
            <text:p>10.2 ng </text:p>
          </table:table-cell>
          <table:table-cell table:number-columns-repeated="2" table:style-name="ce101" office:value-type="string" calcext:value-type="string">
            <text:p>1 ng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p_antibody</text:p>
          </table:table-cell>
          <table:table-cell table:style-name="ce100" office:value-type="string" calcext:value-type="string">
            <text:p>H3K27ac</text:p>
          </table:table-cell>
          <table:table-cell table:style-name="ce100" office:value-type="string" calcext:value-type="string">
            <text:p>H3K4me3</text:p>
          </table:table-cell>
          <table:table-cell table:style-name="ce100" office:value-type="string" calcext:value-type="string">
            <text:p>H3K4me1</text:p>
          </table:table-cell>
          <table:table-cell table:style-name="ce100" office:value-type="string" calcext:value-type="string">
            <text:p>H3K27me3</text:p>
          </table:table-cell>
          <table:table-cell table:style-name="ce100" office:value-type="string" calcext:value-type="string">
            <text:p>H3K36me3</text:p>
          </table:table-cell>
          <table:table-cell table:style-name="ce100" office:value-type="string" calcext:value-type="string">
            <text:p>H3K9me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ip_antibody_provider</text:p>
          </table:table-cell>
          <table:table-cell table:number-columns-repeated="2" table:style-name="ce100" office:value-type="string" calcext:value-type="string">
            <text:p>Diagenode</text:p>
          </table:table-cell>
          <table:table-cell table:number-columns-repeated="2" table:style-name="ce100" office:value-type="string" calcext:value-type="string">
            <text:p>Cell Signaling</text:p>
          </table:table-cell>
          <table:table-cell table:style-name="ce100" office:value-type="string" calcext:value-type="string">
            <text:p>MAB Institute</text:p>
          </table:table-cell>
          <table:table-cell table:style-name="ce100" office:value-type="string" calcext:value-type="string">
            <text:p>Abcam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ip_antibody_catalog</text:p>
          </table:table-cell>
          <table:table-cell table:style-name="ce100" office:value-type="string" calcext:value-type="string">
            <text:p>C15410196</text:p>
          </table:table-cell>
          <table:table-cell table:style-name="ce100" office:value-type="string" calcext:value-type="string">
            <text:p>C15410003</text:p>
          </table:table-cell>
          <table:table-cell table:style-name="ce100" office:value-type="string" calcext:value-type="string">
            <text:p>CST 9326</text:p>
          </table:table-cell>
          <table:table-cell table:style-name="ce100" office:value-type="string" calcext:value-type="string">
            <text:p>CST 9733</text:p>
          </table:table-cell>
          <table:table-cell table:style-name="ce100" office:value-type="string" calcext:value-type="string">
            <text:p>CMA333</text:p>
          </table:table-cell>
          <table:table-cell table:style-name="ce100" office:value-type="string" calcext:value-type="string">
            <text:p>ab889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p_antibody_lot</text:p>
          </table:table-cell>
          <table:table-cell table:style-name="ce100" office:value-type="string" calcext:value-type="string">
            <text:p>A1723-0041D</text:p>
          </table:table-cell>
          <table:table-cell table:style-name="ce100" office:value-type="string" calcext:value-type="string">
            <text:p>A1052D</text:p>
          </table:table-cell>
          <table:table-cell table:style-name="ce100" office:value-type="string" calcext:value-type="string">
            <text:p>BF</text:p>
          </table:table-cell>
          <table:table-cell table:style-name="ce100" office:value-type="string" calcext:value-type="string">
            <text:p>S</text:p>
          </table:table-cell>
          <table:table-cell table:style-name="ce100" office:value-type="string" calcext:value-type="string">
            <text:p>13C9</text:p>
          </table:table-cell>
          <table:table-cell table:style-name="ce100" office:value-type="string" calcext:value-type="string">
            <text:p>Lot GR93671-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ip_protocol_crosslink_time</text:p>
          </table:table-cell>
          <table:table-cell table:number-columns-repeated="6" table:style-name="ce100" office:value-type="string" calcext:value-type="string">
            <text:p>10 min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lecule</text:p>
          </table:table-cell>
          <table:table-cell table:number-columns-repeated="6" table:style-name="ce102" office:value-type="string" calcext:value-type="string">
            <text:p>genomic DNA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brary_strategy</text:p>
          </table:table-cell>
          <table:table-cell table:number-columns-repeated="6" table:style-name="ce103" office:value-type="string" calcext:value-type="string">
            <text:p>Chipmentation</text:p>
          </table:table-cell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experiment_target_tf</text:p>
          </table:table-cell>
          <table:table-cell table:style-name="ce108" table:number-columns-repeated="6"/>
          <table:table-cell table:number-columns-repeated="1016"/>
        </table:table-row>
        <table:table-row table:style-name="ro1">
          <table:table-cell/>
          <table:table-cell table:style-name="ce77" office:value-type="string" calcext:value-type="string">
            <text:p>experiment_target_tf_modification</text:p>
          </table:table-cell>
          <table:table-cell table:style-name="ce108"/>
          <table:table-cell table:style-name="ce111"/>
          <table:table-cell table:style-name="ce108" table:number-columns-repeated="4"/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7" office:value-type="string" calcext:value-type="string">
            <text:p>experiment_target_histone</text:p>
          </table:table-cell>
          <table:table-cell table:style-name="ce109" office:value-type="string" calcext:value-type="string">
            <text:p>H3K27ac</text:p>
          </table:table-cell>
          <table:table-cell table:style-name="ce109" office:value-type="string" calcext:value-type="string">
            <text:p>H3K4me3</text:p>
          </table:table-cell>
          <table:table-cell table:style-name="ce109" office:value-type="string" calcext:value-type="string">
            <text:p>H3K4me1</text:p>
          </table:table-cell>
          <table:table-cell table:style-name="ce109" office:value-type="string" calcext:value-type="string">
            <text:p>H3K27me3</text:p>
          </table:table-cell>
          <table:table-cell table:style-name="ce109" office:value-type="string" calcext:value-type="string">
            <text:p>H3K36me3</text:p>
          </table:table-cell>
          <table:table-cell table:style-name="ce109" office:value-type="string" calcext:value-type="string">
            <text:p>H3K9me3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9" office:value-type="string" calcext:value-type="string">
            <text:p>molecule_ontology_curie</text:p>
          </table:table-cell>
          <table:table-cell table:number-columns-repeated="6" table:style-name="ce110" office:value-type="string" calcext:value-type="string">
            <text:p>SO:0000991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/>
          <table:table-cell table:style-name="ce100"/>
          <table:table-cell table:number-columns-repeated="1022"/>
        </table:table-row>
        <table:table-row table:style-name="ro1" table:number-rows-repeated="2">
          <table:table-cell/>
          <table:table-cell table:style-name="ce101"/>
          <table:table-cell table:number-columns-repeated="1022"/>
        </table:table-row>
        <table:table-row table:style-name="ro1" table:number-rows-repeated="5">
          <table:table-cell/>
          <table:table-cell table:style-name="ce100"/>
          <table:table-cell table:number-columns-repeated="1022"/>
        </table:table-row>
        <table:table-row table:style-name="ro1">
          <table:table-cell/>
          <table:table-cell table:style-name="ce102"/>
          <table:table-cell table:number-columns-repeated="1022"/>
        </table:table-row>
        <table:table-row table:style-name="ro1" table:number-rows-repeated="2">
          <table:table-cell/>
          <table:table-cell table:style-name="ce103"/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elvetica Neue" svg:font-family="'Helvetica Neue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_20_1" style:display-name="Default 1" style:family="table-cell" style:parent-style-name="Default"/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18mm 0.26mm 0.18m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00-00-00</text:date>, <text:time style:data-style-name="N2" text:time-value="13:00:36.486095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IP-Seq" style:display-name="PageStyle_ChIP-S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NA-Seq" style:display-name="PageStyle_RNA-S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GBS" style:display-name="PageStyle_WG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4:51:03</meta:creation-date>
    <dc:date>2021-04-08T12:55:51.706958397</dc:date>
    <meta:generator>LibreOffice/6.0.7.3$Linux_X86_64 LibreOffice_project/00m0$Build-3</meta:generator>
    <meta:editing-duration>P24DT17H35M21S</meta:editing-duration>
    <meta:editing-cycles>21</meta:editing-cycles>
    <meta:document-statistic meta:table-count="3" meta:cell-count="5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